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2.25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Einnahmen">
      <style:table-properties table:display="true" style:writing-mode="lr-tb"/>
    </style:style>
    <style:style style:name="ta2" style:family="table" style:master-page-name="PageStyle_5f_Ausgaben">
      <style:table-properties table:display="true" style:writing-mode="lr-tb"/>
    </style:style>
    <style:style style:name="ta3" style:family="table" style:master-page-name="PageStyle_5f_Ausgaben_20_Kuchendiagramm">
      <style:table-properties table:display="true" style:writing-mode="lr-tb"/>
    </style:style>
    <style:style style:name="ta4" style:family="table" style:master-page-name="PageStyle_5f_Entwicklung">
      <style:table-properties table:display="true" style:writing-mode="lr-tb"/>
    </style:style>
    <style:style style:name="ta5" style:family="table" style:master-page-name="PageStyle_5f_Budget_20_2025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8004" number:language="de" number:country="DE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1e3a8a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4"/>
    <style:style style:name="ce3" style:family="table-cell" style:parent-style-name="Excel_20_Built-in_20_Normal" style:data-style-name="N108"/>
    <style:style style:name="ce4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8004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nde von Mitgliedern</text:p>
          </table:table-cell>
          <table:table-cell table:style-name="ce2" office:value-type="float" office:value="134808.58">
            <text:p>134.808,58</text:p>
          </table:table-cell>
          <table:table-cell table:style-name="ce2" office:value-type="float" office:value="143404.88">
            <text:p>143.404,88</text:p>
          </table:table-cell>
          <table:table-cell table:style-name="ce2" office:value-type="float" office:value="139829.89">
            <text:p>139.829,89</text:p>
          </table:table-cell>
          <table:table-cell table:number-columns-repeated="1020"/>
        </table:table-row>
        <table:table-row table:style-name="ro1">
          <table:table-cell office:value-type="string">
            <text:p>Kollekte Eigenbedarf</text:p>
          </table:table-cell>
          <table:table-cell table:style-name="ce2" office:value-type="float" office:value="9681.44">
            <text:p>9.681,44</text:p>
          </table:table-cell>
          <table:table-cell table:style-name="ce2" office:value-type="float" office:value="12041.66">
            <text:p>12.041,66</text:p>
          </table:table-cell>
          <table:table-cell table:style-name="ce2" office:value-type="float" office:value="12585.3">
            <text:p>12.585,30</text:p>
          </table:table-cell>
          <table:table-cell table:number-columns-repeated="1020"/>
        </table:table-row>
        <table:table-row table:style-name="ro1">
          <table:table-cell office:value-type="string">
            <text:p>Freizeitbeträge Teilnehmer</text:p>
          </table:table-cell>
          <table:table-cell table:style-name="ce2" office:value-type="float" office:value="5440.5">
            <text:p>5.440,50</text:p>
          </table:table-cell>
          <table:table-cell table:style-name="ce2" office:value-type="float" office:value="780">
            <text:p>780,00</text:p>
          </table:table-cell>
          <table:table-cell table:style-name="ce2" office:value-type="float" office:value="10100">
            <text:p>10.100,00</text:p>
          </table:table-cell>
          <table:table-cell table:number-columns-repeated="1020"/>
        </table:table-row>
        <table:table-row table:style-name="ro1">
          <table:table-cell office:value-type="string">
            <text:p>Spende von Freunden</text:p>
          </table:table-cell>
          <table:table-cell table:style-name="ce2" office:value-type="float" office:value="2093.38">
            <text:p>2.093,38</text:p>
          </table:table-cell>
          <table:table-cell table:style-name="ce2" office:value-type="float" office:value="5590">
            <text:p>5.590,00</text:p>
          </table:table-cell>
          <table:table-cell table:style-name="ce2" office:value-type="float" office:value="6130">
            <text:p>6.130,00</text:p>
          </table:table-cell>
          <table:table-cell table:number-columns-repeated="1020"/>
        </table:table-row>
        <table:table-row table:style-name="ro1">
          <table:table-cell office:value-type="string">
            <text:p>Spende für Allianz-Mission</text:p>
          </table:table-cell>
          <table:table-cell table:style-name="ce2" office:value-type="float" office:value="2200">
            <text:p>2.200,00</text:p>
          </table:table-cell>
          <table:table-cell table:style-name="ce2" office:value-type="float" office:value="3720">
            <text:p>3.720,00</text:p>
          </table:table-cell>
          <table:table-cell table:style-name="ce2" office:value-type="float" office:value="3730">
            <text:p>3.730,00</text:p>
          </table:table-cell>
          <table:table-cell table:number-columns-repeated="1020"/>
        </table:table-row>
        <table:table-row table:style-name="ro1">
          <table:table-cell office:value-type="string">
            <text:p>Vermietung</text:p>
          </table:table-cell>
          <table:table-cell table:style-name="ce2" office:value-type="float" office:value="1785">
            <text:p>1.785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4292">
            <text:p>4.292,00</text:p>
          </table:table-cell>
          <table:table-cell table:number-columns-repeated="1020"/>
        </table:table-row>
        <table:table-row table:style-name="ro1">
          <table:table-cell office:value-type="string">
            <text:p>Kollekte zur Weiterleitung</text:p>
          </table:table-cell>
          <table:table-cell table:style-name="ce2" office:value-type="float" office:value="2576.62">
            <text:p>2.576,62</text:p>
          </table:table-cell>
          <table:table-cell table:style-name="ce2" office:value-type="float" office:value="1997.45">
            <text:p>1.997,45</text:p>
          </table:table-cell>
          <table:table-cell table:style-name="ce2" office:value-type="float" office:value="1113.15">
            <text:p>1.113,15</text:p>
          </table:table-cell>
          <table:table-cell table:number-columns-repeated="1020"/>
        </table:table-row>
        <table:table-row table:style-name="ro1">
          <table:table-cell office:value-type="string">
            <text:p>Sonstige Einnahmen</text:p>
          </table:table-cell>
          <table:table-cell table:style-name="ce2" office:value-type="float" office:value="3126.19">
            <text:p>3.126,19</text:p>
          </table:table-cell>
          <table:table-cell table:style-name="ce2" office:value-type="float" office:value="102">
            <text:p>102,00</text:p>
          </table:table-cell>
          <table:table-cell table:style-name="ce2" office:value-type="float" office:value="600">
            <text:p>600,00</text:p>
          </table:table-cell>
          <table:table-cell table:number-columns-repeated="1020"/>
        </table:table-row>
        <table:table-row table:style-name="ro2">
          <table:table-cell office:value-type="string">
            <text:p>Spende für Bund FeG</text:p>
          </table:table-cell>
          <table:table-cell table:style-name="ce2" office:value-type="float" office:value="120">
            <text:p>120,00</text:p>
          </table:table-cell>
          <table:table-cell table:style-name="ce2" office:value-type="float" office:value="1570">
            <text:p>1.570,00</text:p>
          </table:table-cell>
          <table:table-cell table:style-name="ce2" office:value-type="float" office:value="1350">
            <text:p>1.350,00</text:p>
          </table:table-cell>
          <table:table-cell table:number-columns-repeated="1020"/>
        </table:table-row>
        <table:table-row table:style-name="ro2">
          <table:table-cell office:value-type="string">
            <text:p>Verzicht auf Auslagenerstattung</text:p>
          </table:table-cell>
          <table:table-cell table:style-name="ce2" office:value-type="float" office:value="1254.33">
            <text:p>1.254,33</text:p>
          </table:table-cell>
          <table:table-cell table:style-name="ce2" office:value-type="float" office:value="809.21">
            <text:p>809,21</text:p>
          </table:table-cell>
          <table:table-cell table:style-name="ce2" office:value-type="float" office:value="363.23">
            <text:p>363,23</text:p>
          </table:table-cell>
          <table:table-cell table:number-columns-repeated="1020"/>
        </table:table-row>
        <table:table-row table:style-name="ro1">
          <table:table-cell office:value-type="string">
            <text:p>Sondersammlung eigene Zwecke</text:p>
          </table:table-cell>
          <table:table-cell table:style-name="ce2" office:value-type="float" office:value="135">
            <text:p>135,00</text:p>
          </table:table-cell>
          <table:table-cell table:style-name="ce2" office:value-type="float" office:value="1735.5">
            <text:p>1.735,50</text:p>
          </table:table-cell>
          <table:table-cell table:style-name="ce2" office:value-type="float" office:value="306.4">
            <text:p>306,40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576.54">
            <text:p>576,54</text:p>
          </table:table-cell>
          <table:table-cell table:style-name="ce2" office:value-type="float" office:value="940.62">
            <text:p>940,62</text:p>
          </table:table-cell>
          <table:table-cell table:number-columns-repeated="1020"/>
        </table:table-row>
        <table:table-row table:style-name="ro1">
          <table:table-cell office:value-type="string">
            <text:p>Erstattung allgemein</text:p>
          </table:table-cell>
          <table:table-cell table:style-name="ce2" office:value-type="float" office:value="889.5">
            <text:p>889,5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Kollekten über Spendenportal</text:p>
          </table:table-cell>
          <table:table-cell table:number-columns-repeated="2" table:style-name="ce2" office:value-type="float" office:value="0">
            <text:p>0,00</text:p>
          </table:table-cell>
          <table:table-cell table:style-name="ce2" office:value-type="float" office:value="130">
            <text:p>130,00</text:p>
          </table:table-cell>
          <table:table-cell table:number-columns-repeated="1020"/>
        </table:table-row>
        <table:table-row table:style-name="ro1">
          <table:table-cell office:value-type="string">
            <text:p>Spende für Partnergemeinde</text:p>
          </table:table-cell>
          <table:table-cell table:style-name="ce2" office:value-type="float" office:value="90">
            <text:p>9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Haben-Zinsen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1.34">
            <text:p>1,34</text:p>
          </table:table-cell>
          <table:table-cell table:style-name="ce2" office:value-type="float" office:value="5.32">
            <text:p>5,32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4200.87">
            <text:p>164.200,87</text:p>
          </table:table-cell>
          <table:table-cell table:style-name="ce2" office:value-type="float" office:value="175268.58">
            <text:p>175.268,58</text:p>
          </table:table-cell>
          <table:table-cell table:style-name="ce2" office:value-type="float" office:value="181475.91">
            <text:p>181.475,91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1013.45">
            <text:p>61.013,45</text:p>
          </table:table-cell>
          <table:table-cell table:style-name="ce2" office:value-type="float" office:value="63591.79">
            <text:p>63.591,79</text:p>
          </table:table-cell>
          <table:table-cell table:style-name="ce2" office:value-type="float" office:value="66705.58">
            <text:p>66.705,58</text:p>
          </table:table-cell>
          <table:table-cell table:number-columns-repeated="1020"/>
        </table:table-row>
        <table:table-row table:style-name="ro1">
          <table:table-cell office:value-type="string">
            <text:p>Darlehensleistungen</text:p>
          </table:table-cell>
          <table:table-cell table:style-name="ce2" office:value-type="float" office:value="38200">
            <text:p>38.20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5513.49">
            <text:p>15.513,49</text:p>
          </table:table-cell>
          <table:table-cell table:style-name="ce2" office:value-type="float" office:value="14564.69">
            <text:p>14.564,69</text:p>
          </table:table-cell>
          <table:table-cell table:number-columns-repeated="1020"/>
        </table:table-row>
        <table:table-row table:style-name="ro2">
          <table:table-cell office:value-type="string">
            <text:p>Weiterleitung an Bund FeG</text:p>
          </table:table-cell>
          <table:table-cell table:style-name="ce2" office:value-type="float" office:value="8130.36">
            <text:p>8.130,36</text:p>
          </table:table-cell>
          <table:table-cell table:style-name="ce2" office:value-type="float" office:value="9004.95">
            <text:p>9.004,95</text:p>
          </table:table-cell>
          <table:table-cell table:style-name="ce2" office:value-type="float" office:value="9865.26">
            <text:p>9.865,26</text:p>
          </table:table-cell>
          <table:table-cell table:number-columns-repeated="1020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7114.33">
            <text:p>7.114,33</text:p>
          </table:table-cell>
          <table:table-cell table:style-name="ce2" office:value-type="float" office:value="8084.86">
            <text:p>8.084,86</text:p>
          </table:table-cell>
          <table:table-cell table:style-name="ce2" office:value-type="float" office:value="6511.03">
            <text:p>6.511,03</text:p>
          </table:table-cell>
          <table:table-cell table:number-columns-repeated="1020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7491.78">
            <text:p>7.491,78</text:p>
          </table:table-cell>
          <table:table-cell table:style-name="ce2" office:value-type="float" office:value="7227.68">
            <text:p>7.227,68</text:p>
          </table:table-cell>
          <table:table-cell table:style-name="ce2" office:value-type="float" office:value="6777.95">
            <text:p>6.777,95</text:p>
          </table:table-cell>
          <table:table-cell table:number-columns-repeated="1020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5543.81">
            <text:p>5.543,81</text:p>
          </table:table-cell>
          <table:table-cell table:style-name="ce2" office:value-type="float" office:value="4810">
            <text:p>4.810,00</text:p>
          </table:table-cell>
          <table:table-cell table:style-name="ce2" office:value-type="float" office:value="4240">
            <text:p>4.240,00</text:p>
          </table:table-cell>
          <table:table-cell table:number-columns-repeated="1020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4052.58">
            <text:p>4.052,58</text:p>
          </table:table-cell>
          <table:table-cell table:style-name="ce2" office:value-type="float" office:value="4330">
            <text:p>4.330,00</text:p>
          </table:table-cell>
          <table:table-cell table:style-name="ce2" office:value-type="float" office:value="5350">
            <text:p>5.350,00</text:p>
          </table:table-cell>
          <table:table-cell table:number-columns-repeated="1020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2400">
            <text:p>2.400,00</text:p>
          </table:table-cell>
          <table:table-cell table:style-name="ce2" office:value-type="float" office:value="1085.19">
            <text:p>1.085,19</text:p>
          </table:table-cell>
          <table:table-cell table:style-name="ce2" office:value-type="float" office:value="9639.66">
            <text:p>9.639,66</text:p>
          </table:table-cell>
          <table:table-cell table:number-columns-repeated="1020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4353.42">
            <text:p>4.353,42</text:p>
          </table:table-cell>
          <table:table-cell table:style-name="ce2" office:value-type="float" office:value="3199.28">
            <text:p>3.199,28</text:p>
          </table:table-cell>
          <table:table-cell table:style-name="ce2" office:value-type="float" office:value="5283.69">
            <text:p>5.283,69</text:p>
          </table:table-cell>
          <table:table-cell table:number-columns-repeated="1020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2655.4">
            <text:p>2.655,40</text:p>
          </table:table-cell>
          <table:table-cell table:style-name="ce2" office:value-type="float" office:value="3033.36">
            <text:p>3.033,36</text:p>
          </table:table-cell>
          <table:table-cell table:style-name="ce2" office:value-type="float" office:value="3569.28">
            <text:p>3.569,28</text:p>
          </table:table-cell>
          <table:table-cell table:number-columns-repeated="1020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3393.98">
            <text:p>3.393,98</text:p>
          </table:table-cell>
          <table:table-cell table:style-name="ce2" office:value-type="float" office:value="1518.2">
            <text:p>1.518,20</text:p>
          </table:table-cell>
          <table:table-cell table:style-name="ce2" office:value-type="float" office:value="2798.43">
            <text:p>2.798,43</text:p>
          </table:table-cell>
          <table:table-cell table:number-columns-repeated="1020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3753.37">
            <text:p>3.753,37</text:p>
          </table:table-cell>
          <table:table-cell table:style-name="ce2" office:value-type="float" office:value="1076.22">
            <text:p>1.076,22</text:p>
          </table:table-cell>
          <table:table-cell table:style-name="ce2" office:value-type="float" office:value="2561.49">
            <text:p>2.561,49</text:p>
          </table:table-cell>
          <table:table-cell table:number-columns-repeated="1020"/>
        </table:table-row>
        <table:table-row table:style-name="ro1">
          <table:table-cell office:value-type="string">
            <text:p>Sonstige Arbeitszweige</text:p>
          </table:table-cell>
          <table:table-cell table:style-name="ce2" office:value-type="float" office:value="4140.29">
            <text:p>4.140,29</text:p>
          </table:table-cell>
          <table:table-cell table:style-name="ce2" office:value-type="float" office:value="795.07">
            <text:p>795,07</text:p>
          </table:table-cell>
          <table:table-cell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507.57">
            <text:p>1.507,57</text:p>
          </table:table-cell>
          <table:table-cell table:style-name="ce2" office:value-type="float" office:value="1649.23">
            <text:p>1.649,23</text:p>
          </table:table-cell>
          <table:table-cell table:style-name="ce2" office:value-type="float" office:value="1607.75">
            <text:p>1.607,75</text:p>
          </table:table-cell>
          <table:table-cell table:number-columns-repeated="1020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1579">
            <text:p>1.579,00</text:p>
          </table:table-cell>
          <table:table-cell table:style-name="ce2" office:value-type="float" office:value="1340">
            <text:p>1.340,00</text:p>
          </table:table-cell>
          <table:table-cell table:style-name="ce2" office:value-type="float" office:value="350">
            <text:p>350,00</text:p>
          </table:table-cell>
          <table:table-cell table:number-columns-repeated="1020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294.71">
            <text:p>294,71</text:p>
          </table:table-cell>
          <table:table-cell table:style-name="ce2" office:value-type="float" office:value="1071.82">
            <text:p>1.071,82</text:p>
          </table:table-cell>
          <table:table-cell table:style-name="ce2" office:value-type="float" office:value="1236.1">
            <text:p>1.236,10</text:p>
          </table:table-cell>
          <table:table-cell table:number-columns-repeated="1020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271">
            <text:p>271,00</text:p>
          </table:table-cell>
          <table:table-cell table:style-name="ce2" office:value-type="float" office:value="752.2">
            <text:p>752,20</text:p>
          </table:table-cell>
          <table:table-cell table:style-name="ce2" office:value-type="float" office:value="902.7">
            <text:p>902,70</text:p>
          </table:table-cell>
          <table:table-cell table:number-columns-repeated="1020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273.6">
            <text:p>273,60</text:p>
          </table:table-cell>
          <table:table-cell table:style-name="ce2" office:value-type="float" office:value="632.98">
            <text:p>632,98</text:p>
          </table:table-cell>
          <table:table-cell table:style-name="ce2" office:value-type="float" office:value="896.36">
            <text:p>896,36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1682.96">
            <text:p>1.682,96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189.01">
            <text:p>189,01</text:p>
          </table:table-cell>
          <table:table-cell table:style-name="ce2" office:value-type="float" office:value="1098.5">
            <text:p>1.098,50</text:p>
          </table:table-cell>
          <table:table-cell table:style-name="ce2" office:value-type="float" office:value="291.82">
            <text:p>291,82</text:p>
          </table:table-cell>
          <table:table-cell table:number-columns-repeated="1020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1.92">
            <text:p>481,92</text:p>
          </table:table-cell>
          <table:table-cell table:style-name="ce2" office:value-type="float" office:value="483.73">
            <text:p>483,73</text:p>
          </table:table-cell>
          <table:table-cell table:style-name="ce2" office:value-type="float" office:value="480.59">
            <text:p>480,59</text:p>
          </table:table-cell>
          <table:table-cell table:number-columns-repeated="1020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511.24">
            <text:p>511,24</text:p>
          </table:table-cell>
          <table:table-cell table:style-name="ce2" office:value-type="float" office:value="400">
            <text:p>400,00</text:p>
          </table:table-cell>
          <table:table-cell table:style-name="ce2" office:value-type="float" office:value="425">
            <text:p>425,00</text:p>
          </table:table-cell>
          <table:table-cell table:number-columns-repeated="1020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660.95">
            <text:p>660,95</text:p>
          </table:table-cell>
          <table:table-cell table:style-name="ce2" office:value-type="float" office:value="404.28">
            <text:p>404,28</text:p>
          </table:table-cell>
          <table:table-cell table:style-name="ce2" office:value-type="float" office:value="225.88">
            <text:p>225,88</text:p>
          </table:table-cell>
          <table:table-cell table:number-columns-repeated="1020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212.78">
            <text:p>212,78</text:p>
          </table:table-cell>
          <table:table-cell table:style-name="ce2" office:value-type="float" office:value="295.42">
            <text:p>295,42</text:p>
          </table:table-cell>
          <table:table-cell table:style-name="ce2" office:value-type="float" office:value="379.58">
            <text:p>379,58</text:p>
          </table:table-cell>
          <table:table-cell table:number-columns-repeated="1020"/>
        </table:table-row>
        <table:table-row table:style-name="ro1">
          <table:table-cell office:value-type="string">
            <text:p>Weiterleitung an Partnergemeinde</text:p>
          </table:table-cell>
          <table:table-cell table:style-name="ce2" office:value-type="float" office:value="750">
            <text:p>75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174.83">
            <text:p>174,83</text:p>
          </table:table-cell>
          <table:table-cell table:style-name="ce2" office:value-type="float" office:value="449.69">
            <text:p>449,69</text:p>
          </table:table-cell>
          <table:table-cell table:style-name="ce2" office:value-type="float" office:value="27.15">
            <text:p>27,15</text:p>
          </table:table-cell>
          <table:table-cell table:number-columns-repeated="1020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372.3">
            <text:p>372,30</text:p>
          </table:table-cell>
          <table:table-cell table:style-name="ce2" office:value-type="float" office:value="137.18">
            <text:p>137,18</text:p>
          </table:table-cell>
          <table:table-cell table:number-columns-repeated="1020"/>
        </table:table-row>
        <table:table-row table:style-name="ro1">
          <table:table-cell office:value-type="string">
            <text:p>Weiterleitung an Bibelschule</text:p>
          </table:table-cell>
          <table:table-cell table:style-name="ce2" office:value-type="float" office:value="357.6">
            <text:p>357,6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Sonderausgaben</text:p>
          </table:table-cell>
          <table:table-cell table:style-name="ce2" office:value-type="float" office:value="270">
            <text:p>27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88.33">
            <text:p>88,33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14.76">
            <text:p>114,76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1548.27">
            <text:p>161.548,27</text:p>
          </table:table-cell>
          <table:table-cell table:style-name="ce2" office:value-type="float" office:value="132220.24">
            <text:p>132.220,24</text:p>
          </table:table-cell>
          <table:table-cell table:style-name="ce2" office:value-type="float" office:value="144941.93">
            <text:p>144.941,9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 Kuchendiagramm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Betrag</text:p>
          </table:table-cell>
          <table:table-cell table:style-name="ce1" office:value-type="string">
            <text:p>Anteil %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6705.58">
            <text:p>66.705,58</text:p>
          </table:table-cell>
          <table:table-cell table:style-name="ce3" office:value-type="float" office:value="46.0222794052763">
            <text:p>46,0</text:p>
          </table:table-cell>
          <table:table-cell table:number-columns-repeated="1021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14564.69">
            <text:p>14.564,69</text:p>
          </table:table-cell>
          <table:table-cell table:style-name="ce3" office:value-type="float" office:value="10.0486380994099">
            <text:p>10,0</text:p>
          </table:table-cell>
          <table:table-cell table:number-columns-repeated="1021"/>
        </table:table-row>
        <table:table-row table:style-name="ro2">
          <table:table-cell office:value-type="string">
            <text:p>Weiterleitung an Bund FeG</text:p>
          </table:table-cell>
          <table:table-cell table:style-name="ce2" office:value-type="float" office:value="9865.26">
            <text:p>9.865,26</text:p>
          </table:table-cell>
          <table:table-cell table:style-name="ce3" office:value-type="float" office:value="6.80635341339804">
            <text:p>6,8</text:p>
          </table:table-cell>
          <table:table-cell table:number-columns-repeated="1021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9639.66">
            <text:p>9.639,66</text:p>
          </table:table-cell>
          <table:table-cell table:style-name="ce3" office:value-type="float" office:value="6.65070487194423">
            <text:p>6,7</text:p>
          </table:table-cell>
          <table:table-cell table:number-columns-repeated="1021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6777.95">
            <text:p>6.777,95</text:p>
          </table:table-cell>
          <table:table-cell table:style-name="ce3" office:value-type="float" office:value="4.6763210618211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6511.03">
            <text:p>6.511,03</text:p>
          </table:table-cell>
          <table:table-cell table:style-name="ce3" office:value-type="float" office:value="4.49216455169322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5350">
            <text:p>5.350,00</text:p>
          </table:table-cell>
          <table:table-cell table:style-name="ce3" office:value-type="float" office:value="3.69113340770335">
            <text:p>3,7</text:p>
          </table:table-cell>
          <table:table-cell table:number-columns-repeated="1021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5283.69">
            <text:p>5.283,69</text:p>
          </table:table-cell>
          <table:table-cell table:style-name="ce3" office:value-type="float" office:value="3.64538405139217">
            <text:p>3,6</text:p>
          </table:table-cell>
          <table:table-cell table:number-columns-repeated="1021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4240">
            <text:p>4.240,00</text:p>
          </table:table-cell>
          <table:table-cell table:style-name="ce3" office:value-type="float" office:value="2.92530946703966">
            <text:p>2,9</text:p>
          </table:table-cell>
          <table:table-cell table:number-columns-repeated="1021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3569.28">
            <text:p>3.569,28</text:p>
          </table:table-cell>
          <table:table-cell table:style-name="ce3" office:value-type="float" office:value="2.46255862606494">
            <text:p>2,5</text:p>
          </table:table-cell>
          <table:table-cell table:number-columns-repeated="1021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2798.43">
            <text:p>2.798,43</text:p>
          </table:table-cell>
          <table:table-cell table:style-name="ce3" office:value-type="float" office:value="1.93072494619052">
            <text:p>1,9</text:p>
          </table:table-cell>
          <table:table-cell table:number-columns-repeated="1021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2561.49">
            <text:p>2.561,49</text:p>
          </table:table-cell>
          <table:table-cell table:style-name="ce3" office:value-type="float" office:value="1.76725258177534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607.75">
            <text:p>1.607,75</text:p>
          </table:table-cell>
          <table:table-cell table:style-name="ce3" office:value-type="float" office:value="1.10923733387571">
            <text:p>1,1</text:p>
          </table:table-cell>
          <table:table-cell table:number-columns-repeated="1021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1236.1">
            <text:p>1.236,10</text:p>
          </table:table-cell>
          <table:table-cell table:style-name="ce3" office:value-type="float" office:value="0.852824300048992">
            <text:p>0,9</text:p>
          </table:table-cell>
          <table:table-cell table:number-columns-repeated="1021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902.7">
            <text:p>902,70</text:p>
          </table:table-cell>
          <table:table-cell table:style-name="ce3" office:value-type="float" office:value="0.62280114525865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896.36">
            <text:p>896,36</text:p>
          </table:table-cell>
          <table:table-cell table:style-name="ce3" office:value-type="float" office:value="0.618426979687658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0.59">
            <text:p>480,59</text:p>
          </table:table-cell>
          <table:table-cell table:style-name="ce3" office:value-type="float" office:value="0.33157416904825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425">
            <text:p>425,00</text:p>
          </table:table-cell>
          <table:table-cell table:style-name="ce3" office:value-type="float" office:value="0.293220878182042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379.58">
            <text:p>379,58</text:p>
          </table:table-cell>
          <table:table-cell table:style-name="ce3" office:value-type="float" office:value="0.261884190447857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350">
            <text:p>350,00</text:p>
          </table:table-cell>
          <table:table-cell table:style-name="ce3" office:value-type="float" office:value="0.24147601732638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291.82">
            <text:p>291,82</text:p>
          </table:table-cell>
          <table:table-cell table:style-name="ce3" office:value-type="float" office:value="0.201335803931961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225.88">
            <text:p>225,88</text:p>
          </table:table-cell>
          <table:table-cell table:style-name="ce3" office:value-type="float" office:value="0.1558417222676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137.18">
            <text:p>137,18</text:p>
          </table:table-cell>
          <table:table-cell table:style-name="ce3" office:value-type="float" office:value="0.0946448001623823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114.76">
            <text:p>114,76</text:p>
          </table:table-cell>
          <table:table-cell table:style-name="ce3" office:value-type="float" office:value="0.079176536423932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27.15">
            <text:p>27,15</text:p>
          </table:table-cell>
          <table:table-cell table:style-name="ce3" office:value-type="float" office:value="0.0187316396297469">
            <text:p>0,0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wicklung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2" table:number-columns-repeated="15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" office:value-type="string">
            <text:p>Konto</text:p>
          </table:table-cell>
          <table:table-cell table:style-name="ce1" office:value-type="string">
            <text:p>2011</text:p>
          </table:table-cell>
          <table:table-cell table:style-name="ce1" office:value-type="string">
            <text:p>2012</text:p>
          </table:table-cell>
          <table:table-cell table:style-name="ce1" office:value-type="string">
            <text:p>2013</text:p>
          </table:table-cell>
          <table:table-cell table:style-name="ce1" office:value-type="string">
            <text:p>2014</text:p>
          </table:table-cell>
          <table:table-cell table:style-name="ce1" office:value-type="string">
            <text:p>2015</text:p>
          </table:table-cell>
          <table:table-cell table:style-name="ce1" office:value-type="string">
            <text:p>2016</text:p>
          </table:table-cell>
          <table:table-cell table:style-name="ce1" office:value-type="string">
            <text:p>2017</text:p>
          </table:table-cell>
          <table:table-cell table:style-name="ce1" office:value-type="string">
            <text:p>2018</text:p>
          </table:table-cell>
          <table:table-cell table:style-name="ce1" office:value-type="string">
            <text:p>2019</text:p>
          </table:table-cell>
          <table:table-cell table:style-name="ce1" office:value-type="string">
            <text:p>2020</text:p>
          </table:table-cell>
          <table:table-cell table:style-name="ce1" office:value-type="string">
            <text:p>2021</text:p>
          </table:table-cell>
          <table:table-cell table:style-name="ce1" office:value-type="string">
            <text:p>2022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Girokonto SKB 001</text:p>
          </table:table-cell>
          <table:table-cell table:style-name="ce2" office:value-type="float" office:value="-807">
            <text:p>-807,00</text:p>
          </table:table-cell>
          <table:table-cell table:style-name="ce2" office:value-type="float" office:value="2248">
            <text:p>2.248,00</text:p>
          </table:table-cell>
          <table:table-cell table:style-name="ce2" office:value-type="float" office:value="3419">
            <text:p>3.419,00</text:p>
          </table:table-cell>
          <table:table-cell table:style-name="ce2" office:value-type="float" office:value="66">
            <text:p>66,00</text:p>
          </table:table-cell>
          <table:table-cell table:style-name="ce2" office:value-type="float" office:value="5874">
            <text:p>5.874,00</text:p>
          </table:table-cell>
          <table:table-cell table:style-name="ce2" office:value-type="float" office:value="13581">
            <text:p>13.581,00</text:p>
          </table:table-cell>
          <table:table-cell table:style-name="ce2" office:value-type="float" office:value="38642">
            <text:p>38.642,00</text:p>
          </table:table-cell>
          <table:table-cell table:style-name="ce2" office:value-type="float" office:value="12037">
            <text:p>12.037,00</text:p>
          </table:table-cell>
          <table:table-cell table:style-name="ce2" office:value-type="float" office:value="3151">
            <text:p>3.151,00</text:p>
          </table:table-cell>
          <table:table-cell table:style-name="ce2" office:value-type="float" office:value="5098">
            <text:p>5.098,00</text:p>
          </table:table-cell>
          <table:table-cell table:style-name="ce2" office:value-type="float" office:value="5307">
            <text:p>5.307,00</text:p>
          </table:table-cell>
          <table:table-cell table:style-name="ce2" office:value-type="float" office:value="9037">
            <text:p>9.037,00</text:p>
          </table:table-cell>
          <table:table-cell table:style-name="ce2" office:value-type="float" office:value="4609">
            <text:p>4.609,00</text:p>
          </table:table-cell>
          <table:table-cell table:style-name="ce2" office:value-type="float" office:value="11408">
            <text:p>11.408,00</text:p>
          </table:table-cell>
          <table:table-cell table:style-name="ce2" office:value-type="float" office:value="11504">
            <text:p>11.504,00</text:p>
          </table:table-cell>
          <table:table-cell table:number-columns-repeated="1008"/>
        </table:table-row>
        <table:table-row table:style-name="ro1">
          <table:table-cell office:value-type="string">
            <text:p>Sparkonto SKB 003</text:p>
          </table:table-cell>
          <table:table-cell table:number-columns-repeated="6" table:style-name="ce2" office:value-type="float" office:value="0">
            <text:p>0,00</text:p>
          </table:table-cell>
          <table:table-cell table:style-name="ce2" office:value-type="float" office:value="5900">
            <text:p>5.900,00</text:p>
          </table:table-cell>
          <table:table-cell table:style-name="ce2" office:value-type="float" office:value="8304">
            <text:p>8.304,00</text:p>
          </table:table-cell>
          <table:table-cell table:number-columns-repeated="4" table:style-name="ce2" office:value-type="float" office:value="705">
            <text:p>705,00</text:p>
          </table:table-cell>
          <table:table-cell table:style-name="ce2" office:value-type="float" office:value="706">
            <text:p>706,00</text:p>
          </table:table-cell>
          <table:table-cell table:style-name="ce2" office:value-type="float" office:value="5706">
            <text:p>5.706,00</text:p>
          </table:table-cell>
          <table:table-cell table:style-name="ce2" office:value-type="float" office:value="33210.05">
            <text:p>33.210,05</text:p>
          </table:table-cell>
          <table:table-cell table:number-columns-repeated="1008"/>
        </table:table-row>
        <table:table-row table:style-name="ro1">
          <table:table-cell office:value-type="string">
            <text:p>Freizeitkonto SKB 000</text:p>
          </table:table-cell>
          <table:table-cell table:number-columns-repeated="12" table:style-name="ce2" office:value-type="float" office:value="0">
            <text:p>0,00</text:p>
          </table:table-cell>
          <table:table-cell table:style-name="ce2" office:value-type="float" office:value="382">
            <text:p>382,00</text:p>
          </table:table-cell>
          <table:table-cell table:style-name="ce2" office:value-type="float" office:value="2463">
            <text:p>2.463,00</text:p>
          </table:table-cell>
          <table:table-cell table:style-name="ce2" office:value-type="float" office:value="1054.42">
            <text:p>1.054,42</text:p>
          </table:table-cell>
          <table:table-cell table:number-columns-repeated="1008"/>
        </table:table-row>
        <table:table-row table:style-name="ro1">
          <table:table-cell office:value-type="string">
            <text:p>Darlehenskonto SKB 004</text:p>
          </table:table-cell>
          <table:table-cell table:style-name="ce2" office:value-type="float" office:value="-900431">
            <text:p>-900.431,00</text:p>
          </table:table-cell>
          <table:table-cell table:style-name="ce2" office:value-type="float" office:value="-889943">
            <text:p>-889.943,00</text:p>
          </table:table-cell>
          <table:table-cell table:style-name="ce2" office:value-type="float" office:value="-870129">
            <text:p>-870.129,00</text:p>
          </table:table-cell>
          <table:table-cell table:style-name="ce2" office:value-type="float" office:value="-576948">
            <text:p>-576.948,00</text:p>
          </table:table-cell>
          <table:table-cell table:style-name="ce2" office:value-type="float" office:value="-562453">
            <text:p>-562.453,00</text:p>
          </table:table-cell>
          <table:table-cell table:style-name="ce2" office:value-type="float" office:value="-532339">
            <text:p>-532.339,00</text:p>
          </table:table-cell>
          <table:table-cell table:style-name="ce2" office:value-type="float" office:value="-515986">
            <text:p>-515.986,00</text:p>
          </table:table-cell>
          <table:table-cell table:style-name="ce2" office:value-type="float" office:value="-498953">
            <text:p>-498.953,00</text:p>
          </table:table-cell>
          <table:table-cell table:style-name="ce2" office:value-type="float" office:value="-481210">
            <text:p>-481.210,00</text:p>
          </table:table-cell>
          <table:table-cell table:style-name="ce2" office:value-type="float" office:value="-457724">
            <text:p>-457.724,00</text:p>
          </table:table-cell>
          <table:table-cell table:style-name="ce2" office:value-type="float" office:value="-438057">
            <text:p>-438.057,00</text:p>
          </table:table-cell>
          <table:table-cell table:style-name="ce2" office:value-type="float" office:value="-411764">
            <text:p>-411.764,00</text:p>
          </table:table-cell>
          <table:table-cell table:style-name="ce2" office:value-type="float" office:value="-389988">
            <text:p>-389.988,00</text:p>
          </table:table-cell>
          <table:table-cell table:style-name="ce2" office:value-type="float" office:value="-367051">
            <text:p>-367.051,00</text:p>
          </table:table-cell>
          <table:table-cell table:style-name="ce2" office:value-type="float" office:value="-343315.81">
            <text:p>-343.315,81</text:p>
          </table:table-cell>
          <table:table-cell table:number-columns-repeated="1008"/>
        </table:table-row>
        <table:table-row table:style-name="ro1">
          <table:table-cell office:value-type="string">
            <text:p>Privatdarlehen 006</text:p>
          </table:table-cell>
          <table:table-cell table:style-name="ce2" office:value-type="float" office:value="-212000">
            <text:p>-212.000,00</text:p>
          </table:table-cell>
          <table:table-cell table:style-name="ce2" office:value-type="float" office:value="-307000">
            <text:p>-307.000,00</text:p>
          </table:table-cell>
          <table:table-cell table:style-name="ce2" office:value-type="float" office:value="-340000">
            <text:p>-340.000,00</text:p>
          </table:table-cell>
          <table:table-cell table:style-name="ce2" office:value-type="float" office:value="-335000">
            <text:p>-335.000,00</text:p>
          </table:table-cell>
          <table:table-cell table:style-name="ce2" office:value-type="float" office:value="-330000">
            <text:p>-330.000,00</text:p>
          </table:table-cell>
          <table:table-cell table:number-columns-repeated="2" table:style-name="ce2" office:value-type="float" office:value="-320000">
            <text:p>-320.000,00</text:p>
          </table:table-cell>
          <table:table-cell table:number-columns-repeated="2" table:style-name="ce2" office:value-type="float" office:value="-288000">
            <text:p>-288.000,00</text:p>
          </table:table-cell>
          <table:table-cell table:style-name="ce2" office:value-type="float" office:value="-258000">
            <text:p>-258.000,00</text:p>
          </table:table-cell>
          <table:table-cell table:style-name="ce2" office:value-type="float" office:value="-208000">
            <text:p>-208.000,00</text:p>
          </table:table-cell>
          <table:table-cell table:number-columns-repeated="4" table:style-name="ce2" office:value-type="float" office:value="-169000">
            <text:p>-169.000,0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umme Guthaben</text:p>
          </table:table-cell>
          <table:table-cell table:style-name="ce5" office:value-type="float" office:value="-807">
            <text:p>-807,00</text:p>
          </table:table-cell>
          <table:table-cell table:style-name="ce5" office:value-type="float" office:value="2248">
            <text:p>2.248,00</text:p>
          </table:table-cell>
          <table:table-cell table:style-name="ce5" office:value-type="float" office:value="3419">
            <text:p>3.419,00</text:p>
          </table:table-cell>
          <table:table-cell table:style-name="ce5" office:value-type="float" office:value="66">
            <text:p>66,00</text:p>
          </table:table-cell>
          <table:table-cell table:style-name="ce5" office:value-type="float" office:value="5874">
            <text:p>5.874,00</text:p>
          </table:table-cell>
          <table:table-cell table:style-name="ce5" office:value-type="float" office:value="13581">
            <text:p>13.581,00</text:p>
          </table:table-cell>
          <table:table-cell table:style-name="ce5" office:value-type="float" office:value="44542">
            <text:p>44.542,00</text:p>
          </table:table-cell>
          <table:table-cell table:style-name="ce5" office:value-type="float" office:value="20341">
            <text:p>20.341,00</text:p>
          </table:table-cell>
          <table:table-cell table:style-name="ce5" office:value-type="float" office:value="3856">
            <text:p>3.856,00</text:p>
          </table:table-cell>
          <table:table-cell table:style-name="ce5" office:value-type="float" office:value="5803">
            <text:p>5.803,00</text:p>
          </table:table-cell>
          <table:table-cell table:style-name="ce5" office:value-type="float" office:value="6012">
            <text:p>6.012,00</text:p>
          </table:table-cell>
          <table:table-cell table:style-name="ce5" office:value-type="float" office:value="9742">
            <text:p>9.742,00</text:p>
          </table:table-cell>
          <table:table-cell table:style-name="ce5" office:value-type="float" office:value="5697">
            <text:p>5.697,00</text:p>
          </table:table-cell>
          <table:table-cell table:style-name="ce5" office:value-type="float" office:value="19577">
            <text:p>19.577,00</text:p>
          </table:table-cell>
          <table:table-cell table:style-name="ce5" office:value-type="float" office:value="45768.47">
            <text:p>45.768,4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umme Schulden</text:p>
          </table:table-cell>
          <table:table-cell table:style-name="ce5" office:value-type="float" office:value="1112431">
            <text:p>1.112.431,00</text:p>
          </table:table-cell>
          <table:table-cell table:style-name="ce5" office:value-type="float" office:value="1196943">
            <text:p>1.196.943,00</text:p>
          </table:table-cell>
          <table:table-cell table:style-name="ce5" office:value-type="float" office:value="1210129">
            <text:p>1.210.129,00</text:p>
          </table:table-cell>
          <table:table-cell table:style-name="ce5" office:value-type="float" office:value="911948">
            <text:p>911.948,00</text:p>
          </table:table-cell>
          <table:table-cell table:style-name="ce5" office:value-type="float" office:value="892453">
            <text:p>892.453,00</text:p>
          </table:table-cell>
          <table:table-cell table:style-name="ce5" office:value-type="float" office:value="852339">
            <text:p>852.339,00</text:p>
          </table:table-cell>
          <table:table-cell table:style-name="ce5" office:value-type="float" office:value="835986">
            <text:p>835.986,00</text:p>
          </table:table-cell>
          <table:table-cell table:style-name="ce5" office:value-type="float" office:value="786953">
            <text:p>786.953,00</text:p>
          </table:table-cell>
          <table:table-cell table:style-name="ce5" office:value-type="float" office:value="769210">
            <text:p>769.210,00</text:p>
          </table:table-cell>
          <table:table-cell table:style-name="ce5" office:value-type="float" office:value="715724">
            <text:p>715.724,00</text:p>
          </table:table-cell>
          <table:table-cell table:style-name="ce5" office:value-type="float" office:value="646057">
            <text:p>646.057,00</text:p>
          </table:table-cell>
          <table:table-cell table:style-name="ce5" office:value-type="float" office:value="580764">
            <text:p>580.764,00</text:p>
          </table:table-cell>
          <table:table-cell table:style-name="ce5" office:value-type="float" office:value="558988">
            <text:p>558.988,00</text:p>
          </table:table-cell>
          <table:table-cell table:style-name="ce5" office:value-type="float" office:value="536051">
            <text:p>536.051,00</text:p>
          </table:table-cell>
          <table:table-cell table:style-name="ce5" office:value-type="float" office:value="512315.81">
            <text:p>512.315,81</text:p>
          </table:table-cell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 2025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6" table:visibility="collapse" table:default-cell-style-name="Excel_20_Built-in_20_Normal"/>
        <table:table-column table:style-name="co7" table:visibility="collapse" table:number-columns-repeated="2" table:default-cell-style-name="Excel_20_Built-in_20_Normal"/>
        <table:table-column table:style-name="co8" table:default-cell-style-name="Excel_20_Built-in_20_Normal"/>
        <table:table-column table:style-name="co6" table:visibility="collapse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1" office:value-type="string">
            <text:p>Kostenstell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Verbraucht-Vorjahr</text:p>
          </table:table-cell>
          <table:table-cell table:style-name="ce1" office:value-type="string">
            <text:p>Geplant-Vorjahr</text:p>
          </table:table-cell>
          <table:table-cell table:style-name="ce1" office:value-type="string">
            <text:p>Geplant</text:p>
          </table:table-cell>
          <table:table-cell table:style-name="ce1" office:value-type="string">
            <text:p>Stand</text:p>
          </table:table-cell>
          <table:table-cell table:style-name="ce1" office:value-type="string">
            <text:p>Verbraucht</text:p>
          </table:table-cell>
          <table:table-cell table:style-name="ce1" office:value-type="string">
            <text:p>Übrig</text:p>
          </table:table-cell>
          <table:table-cell table:style-name="ce1" office:value-type="string">
            <text:p>Plan 2026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Spenden u. Kollekten (nicht zweckgebunden)</text:p>
          </table:table-cell>
          <table:table-cell office:value-type="string">
            <text:p>299</text:p>
          </table:table-cell>
          <table:table-cell table:style-name="ce2" office:value-type="float" office:value="-155116.54">
            <text:p>-155.116,54</text:p>
          </table:table-cell>
          <table:table-cell table:style-name="ce2" office:value-type="float" office:value="-142000">
            <text:p>-142.000,00</text:p>
          </table:table-cell>
          <table:table-cell table:style-name="ce2" office:value-type="float" office:value="-180000">
            <text:p>-180.000,00</text:p>
          </table:table-cell>
          <table:table-cell office:value-type="string">
            <text:p>0%</text:p>
          </table:table-cell>
          <table:table-cell table:style-name="ce2" office:value-type="float" office:value="-150592.68">
            <text:p>-150.592,68</text:p>
          </table:table-cell>
          <table:table-cell table:style-name="ce2" office:value-type="float" office:value="-29407.32">
            <text:p>-29.407,32</text:p>
          </table:table-cell>
          <table:table-cell office:value-type="float" office:value="-170000">
            <text:p>-170000</text:p>
          </table:table-cell>
          <table:table-cell table:number-columns-repeated="1015"/>
        </table:table-row>
        <table:table-row table:style-name="ro1">
          <table:table-cell office:value-type="string">
            <text:p>Technik</text:p>
          </table:table-cell>
          <table:table-cell office:value-type="string">
            <text:p>300</text:p>
          </table:table-cell>
          <table:table-cell table:style-name="ce2" office:value-type="float" office:value="742.66">
            <text:p>742,66</text:p>
          </table:table-cell>
          <table:table-cell table:style-name="ce2" office:value-type="float" office:value="1000">
            <text:p>1.000,00</text:p>
          </table:table-cell>
          <table:table-cell table:style-name="ce2" office:value-type="float" office:value="3000">
            <text:p>3.000,00</text:p>
          </table:table-cell>
          <table:table-cell office:value-type="string">
            <text:p>54%</text:p>
          </table:table-cell>
          <table:table-cell table:style-name="ce2" office:value-type="float" office:value="1611">
            <text:p>1.611,00</text:p>
          </table:table-cell>
          <table:table-cell table:style-name="ce2" office:value-type="float" office:value="1389">
            <text:p>1.389,00</text:p>
          </table:table-cell>
          <table:table-cell table:style-name="ce2" office:value-type="float" office:value="2500">
            <text:p>2.500,00</text:p>
          </table:table-cell>
          <table:table-cell table:number-columns-repeated="1015"/>
        </table:table-row>
        <table:table-row table:style-name="ro1">
          <table:table-cell office:value-type="string">
            <text:p>Musik</text:p>
          </table:table-cell>
          <table:table-cell office:value-type="string">
            <text:p>301</text:p>
          </table:table-cell>
          <table:table-cell table:style-name="ce2" office:value-type="float" office:value="388.31">
            <text:p>388,31</text:p>
          </table:table-cell>
          <table:table-cell table:number-columns-repeated="2" table:style-name="ce2" office:value-type="float" office:value="1000">
            <text:p>1.000,00</text:p>
          </table:table-cell>
          <table:table-cell office:value-type="string">
            <text:p>0%</text:p>
          </table:table-cell>
          <table:table-cell table:style-name="ce2" office:value-type="float" office:value="0">
            <text:p>0,00</text:p>
          </table:table-cell>
          <table:table-cell table:number-columns-repeated="2" table:style-name="ce2" office:value-type="float" office:value="1000">
            <text:p>1.000,00</text:p>
          </table:table-cell>
          <table:table-cell table:number-columns-repeated="1015"/>
        </table:table-row>
        <table:table-row table:style-name="ro1">
          <table:table-cell office:value-type="string">
            <text:p>Veranstaltungen übergreifend</text:p>
          </table:table-cell>
          <table:table-cell office:value-type="string">
            <text:p>302</text:p>
          </table:table-cell>
          <table:table-cell table:number-columns-repeated="2"/>
          <table:table-cell table:style-name="ce2" office:value-type="float" office:value="160.05">
            <text:p>160,05</text:p>
          </table:table-cell>
          <table:table-cell office:value-type="string">
            <text:p>0%</text:p>
          </table:table-cell>
          <table:table-cell table:style-name="ce2" office:value-type="float" office:value="-365.24">
            <text:p>-365,24</text:p>
          </table:table-cell>
          <table:table-cell table:number-columns-repeated="2" table:style-name="ce2" office:value-type="float" office:value="525.29">
            <text:p>525,29</text:p>
          </table:table-cell>
          <table:table-cell table:number-columns-repeated="1015"/>
        </table:table-row>
        <table:table-row table:style-name="ro1">
          <table:table-cell office:value-type="string">
            <text:p>Öffentlichkeitsarbeit</text:p>
          </table:table-cell>
          <table:table-cell office:value-type="string">
            <text:p>303</text:p>
          </table:table-cell>
          <table:table-cell table:style-name="ce2" office:value-type="float" office:value="564.81">
            <text:p>564,81</text:p>
          </table:table-cell>
          <table:table-cell table:style-name="ce2" office:value-type="float" office:value="900">
            <text:p>900,00</text:p>
          </table:table-cell>
          <table:table-cell table:style-name="ce2" office:value-type="float" office:value="800">
            <text:p>800,00</text:p>
          </table:table-cell>
          <table:table-cell office:value-type="string">
            <text:p>46%</text:p>
          </table:table-cell>
          <table:table-cell table:style-name="ce2" office:value-type="float" office:value="367.11">
            <text:p>367,11</text:p>
          </table:table-cell>
          <table:table-cell table:style-name="ce2" office:value-type="float" office:value="432.89">
            <text:p>432,89</text:p>
          </table:table-cell>
          <table:table-cell table:style-name="ce2" office:value-type="float" office:value="950">
            <text:p>950,00</text:p>
          </table:table-cell>
          <table:table-cell table:number-columns-repeated="1015"/>
        </table:table-row>
        <table:table-row table:style-name="ro1">
          <table:table-cell office:value-type="string">
            <text:p>Gottesdienst</text:p>
          </table:table-cell>
          <table:table-cell office:value-type="string">
            <text:p>304</text:p>
          </table:table-cell>
          <table:table-cell table:style-name="ce2" office:value-type="float" office:value="1198.08">
            <text:p>1.198,08</text:p>
          </table:table-cell>
          <table:table-cell table:style-name="ce2" office:value-type="float" office:value="1100">
            <text:p>1.100,00</text:p>
          </table:table-cell>
          <table:table-cell table:style-name="ce2" office:value-type="float" office:value="1550">
            <text:p>1.550,00</text:p>
          </table:table-cell>
          <table:table-cell office:value-type="string">
            <text:p>86%</text:p>
          </table:table-cell>
          <table:table-cell table:style-name="ce2" office:value-type="float" office:value="1331.24">
            <text:p>1.331,24</text:p>
          </table:table-cell>
          <table:table-cell table:style-name="ce2" office:value-type="float" office:value="218.76">
            <text:p>218,76</text:p>
          </table:table-cell>
          <table:table-cell table:style-name="ce2" office:value-type="float" office:value="1400">
            <text:p>1.400,00</text:p>
          </table:table-cell>
          <table:table-cell table:number-columns-repeated="1015"/>
        </table:table-row>
        <table:table-row table:style-name="ro1">
          <table:table-cell office:value-type="string">
            <text:p>Seelsorge/Gebet</text:p>
          </table:table-cell>
          <table:table-cell office:value-type="string">
            <text:p>305Seels</text:p>
          </table:table-cell>
          <table:table-cell table:style-name="ce2" office:value-type="float" office:value="-670.1">
            <text:p>-670,10</text:p>
          </table:table-cell>
          <table:table-cell table:style-name="ce2" office:value-type="float" office:value="200">
            <text:p>200,00</text:p>
          </table:table-cell>
          <table:table-cell table:style-name="ce2" office:value-type="float" office:value="1400">
            <text:p>1.400,00</text:p>
          </table:table-cell>
          <table:table-cell office:value-type="string">
            <text:p>63%</text:p>
          </table:table-cell>
          <table:table-cell table:style-name="ce2" office:value-type="float" office:value="870.73">
            <text:p>870,73</text:p>
          </table:table-cell>
          <table:table-cell table:style-name="ce2" office:value-type="float" office:value="529.27">
            <text:p>529,27</text:p>
          </table:table-cell>
          <table:table-cell table:style-name="ce2" office:value-type="float" office:value="500">
            <text:p>500,00</text:p>
          </table:table-cell>
          <table:table-cell table:number-columns-repeated="1015"/>
        </table:table-row>
        <table:table-row table:style-name="ro1">
          <table:table-cell office:value-type="string">
            <text:p>Kleingruppen</text:p>
          </table:table-cell>
          <table:table-cell office:value-type="string">
            <text:p>306</text:p>
          </table:table-cell>
          <table:table-cell table:style-name="ce2" office:value-type="float" office:value="153.9">
            <text:p>153,90</text:p>
          </table:table-cell>
          <table:table-cell table:style-name="ce2" office:value-type="float" office:value="600">
            <text:p>600,00</text:p>
          </table:table-cell>
          <table:table-cell table:style-name="ce2" office:value-type="float" office:value="1400">
            <text:p>1.400,00</text:p>
          </table:table-cell>
          <table:table-cell office:value-type="string">
            <text:p>4%</text:p>
          </table:table-cell>
          <table:table-cell table:style-name="ce2" office:value-type="float" office:value="46">
            <text:p>46,00</text:p>
          </table:table-cell>
          <table:table-cell table:style-name="ce2" office:value-type="float" office:value="1354">
            <text:p>1.354,00</text:p>
          </table:table-cell>
          <table:table-cell table:style-name="ce2" office:value-type="float" office:value="1400">
            <text:p>1.400,00</text:p>
          </table:table-cell>
          <table:table-cell table:number-columns-repeated="1015"/>
        </table:table-row>
        <table:table-row table:style-name="ro1">
          <table:table-cell office:value-type="string">
            <text:p>Hausverwaltung/laufende Kosten</text:p>
          </table:table-cell>
          <table:table-cell office:value-type="string">
            <text:p>307</text:p>
          </table:table-cell>
          <table:table-cell table:style-name="ce2" office:value-type="float" office:value="15051.34">
            <text:p>15.051,34</text:p>
          </table:table-cell>
          <table:table-cell table:style-name="ce2" office:value-type="float" office:value="20000">
            <text:p>20.000,00</text:p>
          </table:table-cell>
          <table:table-cell table:style-name="ce2" office:value-type="float" office:value="15000">
            <text:p>15.000,00</text:p>
          </table:table-cell>
          <table:table-cell office:value-type="string">
            <text:p>85%</text:p>
          </table:table-cell>
          <table:table-cell table:style-name="ce2" office:value-type="float" office:value="12655.76">
            <text:p>12.655,76</text:p>
          </table:table-cell>
          <table:table-cell table:style-name="ce2" office:value-type="float" office:value="2344.24">
            <text:p>2.344,24</text:p>
          </table:table-cell>
          <table:table-cell table:style-name="ce2" office:value-type="float" office:value="15000">
            <text:p>15.000,00</text:p>
          </table:table-cell>
          <table:table-cell table:number-columns-repeated="1015"/>
        </table:table-row>
        <table:table-row table:style-name="ro1">
          <table:table-cell office:value-type="string">
            <text:p>Hauswirtschaft</text:p>
          </table:table-cell>
          <table:table-cell office:value-type="string">
            <text:p>308</text:p>
          </table:table-cell>
          <table:table-cell table:style-name="ce2" office:value-type="float" office:value="-679.24">
            <text:p>-679,24</text:p>
          </table:table-cell>
          <table:table-cell table:style-name="ce2" office:value-type="float" office:value="2000">
            <text:p>2.000,00</text:p>
          </table:table-cell>
          <table:table-cell table:style-name="ce2" office:value-type="float" office:value="500">
            <text:p>500,00</text:p>
          </table:table-cell>
          <table:table-cell office:value-type="string">
            <text:p>0%</text:p>
          </table:table-cell>
          <table:table-cell table:style-name="ce2" office:value-type="float" office:value="-771.36">
            <text:p>-771,36</text:p>
          </table:table-cell>
          <table:table-cell table:style-name="ce2" office:value-type="float" office:value="1271.36">
            <text:p>1.271,36</text:p>
          </table:table-cell>
          <table:table-cell table:style-name="ce2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office:value-type="string">
            <text:p>Bund FeG</text:p>
          </table:table-cell>
          <table:table-cell office:value-type="string">
            <text:p>310</text:p>
          </table:table-cell>
          <table:table-cell table:style-name="ce2" office:value-type="float" office:value="5437.5">
            <text:p>5.437,50</text:p>
          </table:table-cell>
          <table:table-cell table:style-name="ce2" office:value-type="float" office:value="8500">
            <text:p>8.500,00</text:p>
          </table:table-cell>
          <table:table-cell table:style-name="ce2" office:value-type="float" office:value="10000">
            <text:p>10.000,00</text:p>
          </table:table-cell>
          <table:table-cell office:value-type="string">
            <text:p>71%</text:p>
          </table:table-cell>
          <table:table-cell table:style-name="ce2" office:value-type="float" office:value="7060">
            <text:p>7.060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10000">
            <text:p>10.000,00</text:p>
          </table:table-cell>
          <table:table-cell table:number-columns-repeated="1015"/>
        </table:table-row>
        <table:table-row table:style-name="ro1">
          <table:table-cell office:value-type="string">
            <text:p>Kinder- und Jugend</text:p>
          </table:table-cell>
          <table:table-cell office:value-type="string">
            <text:p>313</text:p>
          </table:table-cell>
          <table:table-cell table:style-name="ce2" office:value-type="float" office:value="709.54">
            <text:p>709,54</text:p>
          </table:table-cell>
          <table:table-cell table:style-name="ce2" office:value-type="float" office:value="2800">
            <text:p>2.800,00</text:p>
          </table:table-cell>
          <table:table-cell table:style-name="ce2" office:value-type="float" office:value="3240">
            <text:p>3.240,00</text:p>
          </table:table-cell>
          <table:table-cell office:value-type="string">
            <text:p>17%</text:p>
          </table:table-cell>
          <table:table-cell table:style-name="ce2" office:value-type="float" office:value="520.38">
            <text:p>520,38</text:p>
          </table:table-cell>
          <table:table-cell table:style-name="ce2" office:value-type="float" office:value="2719.62">
            <text:p>2.719,62</text:p>
          </table:table-cell>
          <table:table-cell table:style-name="ce2" office:value-type="float" office:value="4300">
            <text:p>4.300,00</text:p>
          </table:table-cell>
          <table:table-cell table:number-columns-repeated="1015"/>
        </table:table-row>
        <table:table-row table:style-name="ro1">
          <table:table-cell office:value-type="string">
            <text:p>Randgruppen</text:p>
          </table:table-cell>
          <table:table-cell office:value-type="string">
            <text:p>315</text:p>
          </table:table-cell>
          <table:table-cell table:style-name="ce2" office:value-type="float" office:value="1124.5">
            <text:p>1.124,50</text:p>
          </table:table-cell>
          <table:table-cell table:number-columns-repeated="2" table:style-name="ce2" office:value-type="float" office:value="2500">
            <text:p>2.500,00</text:p>
          </table:table-cell>
          <table:table-cell office:value-type="string">
            <text:p>0%</text:p>
          </table:table-cell>
          <table:table-cell table:style-name="ce2" office:value-type="float" office:value="-20.01">
            <text:p>-20,01</text:p>
          </table:table-cell>
          <table:table-cell table:style-name="ce2" office:value-type="float" office:value="2520.01">
            <text:p>2.520,01</text:p>
          </table:table-cell>
          <table:table-cell table:style-name="ce2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office:value-type="string">
            <text:p>Reinigungsdienst</text:p>
          </table:table-cell>
          <table:table-cell office:value-type="string">
            <text:p>316</text:p>
          </table:table-cell>
          <table:table-cell table:style-name="ce2" office:value-type="float" office:value="7209.71">
            <text:p>7.209,71</text:p>
          </table:table-cell>
          <table:table-cell table:style-name="ce2" office:value-type="float" office:value="7500">
            <text:p>7.500,00</text:p>
          </table:table-cell>
          <table:table-cell table:style-name="ce2" office:value-type="float" office:value="8000">
            <text:p>8.000,00</text:p>
          </table:table-cell>
          <table:table-cell office:value-type="string">
            <text:p>86%</text:p>
          </table:table-cell>
          <table:table-cell table:style-name="ce2" office:value-type="float" office:value="6827.95">
            <text:p>6.827,95</text:p>
          </table:table-cell>
          <table:table-cell table:style-name="ce2" office:value-type="float" office:value="1172.05">
            <text:p>1.172,05</text:p>
          </table:table-cell>
          <table:table-cell table:style-name="ce2" office:value-type="float" office:value="7500">
            <text:p>7.500,00</text:p>
          </table:table-cell>
          <table:table-cell table:number-columns-repeated="1015"/>
        </table:table-row>
        <table:table-row table:style-name="ro1">
          <table:table-cell office:value-type="string">
            <text:p>Pastor</text:p>
          </table:table-cell>
          <table:table-cell office:value-type="string">
            <text:p>317</text:p>
          </table:table-cell>
          <table:table-cell table:style-name="ce2" office:value-type="float" office:value="64076.98">
            <text:p>64.076,98</text:p>
          </table:table-cell>
          <table:table-cell table:style-name="ce2" office:value-type="float" office:value="68367">
            <text:p>68.367,00</text:p>
          </table:table-cell>
          <table:table-cell table:style-name="ce2" office:value-type="float" office:value="70000">
            <text:p>70.000,00</text:p>
          </table:table-cell>
          <table:table-cell office:value-type="string">
            <text:p>97%</text:p>
          </table:table-cell>
          <table:table-cell table:style-name="ce2" office:value-type="float" office:value="67436.69">
            <text:p>67.436,69</text:p>
          </table:table-cell>
          <table:table-cell table:style-name="ce2" office:value-type="float" office:value="2563.31">
            <text:p>2.563,31</text:p>
          </table:table-cell>
          <table:table-cell table:style-name="ce2" office:value-type="float" office:value="75000">
            <text:p>75.000,00</text:p>
          </table:table-cell>
          <table:table-cell table:number-columns-repeated="1015"/>
        </table:table-row>
        <table:table-row table:style-name="ro1">
          <table:table-cell office:value-type="string">
            <text:p>Finanzen</text:p>
          </table:table-cell>
          <table:table-cell office:value-type="string">
            <text:p>318</text:p>
          </table:table-cell>
          <table:table-cell table:number-columns-repeated="2"/>
          <table:table-cell table:style-name="ce2" office:value-type="float" office:value="24000">
            <text:p>24.000,00</text:p>
          </table:table-cell>
          <table:table-cell office:value-type="string">
            <text:p>163%</text:p>
          </table:table-cell>
          <table:table-cell table:style-name="ce2" office:value-type="float" office:value="38990.04">
            <text:p>38.990,04</text:p>
          </table:table-cell>
          <table:table-cell table:style-name="ce2" office:value-type="float" office:value="-14990.04">
            <text:p>-14.990,04</text:p>
          </table:table-cell>
          <table:table-cell table:style-name="ce2" office:value-type="float" office:value="40000">
            <text:p>40.000,00</text:p>
          </table:table-cell>
          <table:table-cell table:number-columns-repeated="1015"/>
        </table:table-row>
        <table:table-row table:style-name="ro1">
          <table:table-cell office:value-type="string">
            <text:p>Gemeindefreizeiten</text:p>
          </table:table-cell>
          <table:table-cell office:value-type="string">
            <text:p>319</text:p>
          </table:table-cell>
          <table:table-cell/>
          <table:table-cell table:number-columns-repeated="2" table:style-name="ce2" office:value-type="float" office:value="646.91">
            <text:p>646,91</text:p>
          </table:table-cell>
          <table:table-cell office:value-type="string">
            <text:p>77%</text:p>
          </table:table-cell>
          <table:table-cell table:style-name="ce2" office:value-type="float" office:value="497.5">
            <text:p>497,50</text:p>
          </table:table-cell>
          <table:table-cell table:style-name="ce2" office:value-type="float" office:value="149.41">
            <text:p>149,41</text:p>
          </table:table-cell>
          <table:table-cell table:style-name="ce2" office:value-type="float" office:value="646.91">
            <text:p>646,91</text:p>
          </table:table-cell>
          <table:table-cell table:number-columns-repeated="1015"/>
        </table:table-row>
        <table:table-row table:style-name="ro1">
          <table:table-cell office:value-type="string">
            <text:p>Hausverwaltung/Anschaffungen u. Renovierung</text:p>
          </table:table-cell>
          <table:table-cell office:value-type="string">
            <text:p>323</text:p>
          </table:table-cell>
          <table:table-cell table:number-columns-repeated="2"/>
          <table:table-cell table:style-name="ce2" office:value-type="float" office:value="5000">
            <text:p>5.000,00</text:p>
          </table:table-cell>
          <table:table-cell office:value-type="string">
            <text:p>13%</text:p>
          </table:table-cell>
          <table:table-cell table:style-name="ce2" office:value-type="float" office:value="649.95">
            <text:p>649,95</text:p>
          </table:table-cell>
          <table:table-cell table:style-name="ce2" office:value-type="float" office:value="4350.05">
            <text:p>4.350,05</text:p>
          </table:table-cell>
          <table:table-cell table:style-name="ce2" office:value-type="float" office:value="5000">
            <text:p>5.000,00</text:p>
          </table:table-cell>
          <table:table-cell table:number-columns-repeated="1015"/>
        </table:table-row>
        <table:table-row table:style-name="ro1">
          <table:table-cell office:value-type="string">
            <text:p>BIBU u. BU-Freizeiten</text:p>
          </table:table-cell>
          <table:table-cell office:value-type="string">
            <text:p>338</text:p>
          </table:table-cell>
          <table:table-cell table:number-columns-repeated="2"/>
          <table:table-cell table:style-name="ce2" office:value-type="float" office:value="500">
            <text:p>500,00</text:p>
          </table:table-cell>
          <table:table-cell office:value-type="string">
            <text:p>0%</text:p>
          </table:table-cell>
          <table:table-cell table:style-name="ce2" office:value-type="float" office:value="0">
            <text:p>0,00</text:p>
          </table:table-cell>
          <table:table-cell table:number-columns-repeated="2" table:style-name="ce2" office:value-type="float" office:value="500">
            <text:p>500,00</text:p>
          </table:table-cell>
          <table:table-cell table:number-columns-repeated="1015"/>
        </table:table-row>
        <table:table-row table:style-name="ro1">
          <table:table-cell office:value-type="string">
            <text:p>Kanufreizeiten</text:p>
          </table:table-cell>
          <table:table-cell office:value-type="string">
            <text:p>339</text:p>
          </table:table-cell>
          <table:table-cell table:style-name="ce2" office:value-type="float" office:value="488.29">
            <text:p>488,29</text:p>
          </table:table-cell>
          <table:table-cell table:number-columns-repeated="2" table:style-name="ce2" office:value-type="float" office:value="1127.71">
            <text:p>1.127,71</text:p>
          </table:table-cell>
          <table:table-cell office:value-type="string">
            <text:p>0%</text:p>
          </table:table-cell>
          <table:table-cell table:style-name="ce2" office:value-type="float" office:value="-456.98">
            <text:p>-456,98</text:p>
          </table:table-cell>
          <table:table-cell table:number-columns-repeated="2" table:style-name="ce2" office:value-type="float" office:value="1584.69">
            <text:p>1.584,6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21])" office:value-type="float" office:value="137250.76">
            <text:p>137250,76</text:p>
          </table:table-cell>
          <table:table-cell table:formula="of:=SUM([.H3:.H21])" office:value-type="float" office:value="12573.91">
            <text:p>12573,91</text:p>
          </table:table-cell>
          <table:table-cell table:formula="of:=SUM([.I3:.I21])" office:value-type="float" office:value="167806.89">
            <text:p>167806,89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rlehen" table:style-name="ta6" table:print="false">
        <office:forms form:automatic-focus="false" form:apply-design-mode="false"/>
        <table:table-column table:style-name="co12" table:number-columns-repeated="7" table:default-cell-style-name="Default"/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office:value-type="string">
            <text:p>Belegdatum</text:p>
          </table:table-cell>
          <table:table-cell office:value-type="string">
            <text:p>Belegnummer</text:p>
          </table:table-cell>
          <table:table-cell office:value-type="string">
            <text:p>Soll</text:p>
          </table:table-cell>
          <table:table-cell office:value-type="string">
            <text:p>Haben</text:p>
          </table:table-cell>
          <table:table-cell office:value-type="string">
            <text:p>Kostenstelle</text:p>
          </table:table-cell>
          <table:table-cell office:value-type="string">
            <text:p>Buchungstext</text:p>
          </table:table-cell>
        </table:table-row>
        <table:table-row table:style-name="ro3">
          <table:table-cell/>
          <table:table-cell office:value-type="string">
            <text:p>01.01.2025</text:p>
          </table:table-cell>
          <table:table-cell office:value-type="string">
            <text:p>EB4</text:p>
          </table:table-cell>
          <table:table-cell/>
          <table:table-cell office:value-type="float" office:value="367051.12">
            <text:p>367051,12</text:p>
          </table:table-cell>
          <table:table-cell office:value-type="string">
            <text:p><text:s/></text:p>
          </table:table-cell>
          <table:table-cell office:value-type="string">
            <text:p>Anfangssaldo</text:p>
          </table:table-cell>
        </table:table-row>
        <table:table-row table:style-name="ro3">
          <table:table-cell/>
          <table:table-cell office:value-type="string">
            <text:p>30.01.2025</text:p>
          </table:table-cell>
          <table:table-cell office:value-type="string">
            <text:p>2025-91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28.02.2025</text:p>
          </table:table-cell>
          <table:table-cell office:value-type="string">
            <text:p>2025-02-37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28.03.2025</text:p>
          </table:table-cell>
          <table:table-cell office:value-type="string">
            <text:p>2025-03-103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03.2025</text:p>
          </table:table-cell>
          <table:table-cell office:value-type="string">
            <text:p>2025-03</text:p>
          </table:table-cell>
          <table:table-cell/>
          <table:table-cell office:value-type="float" office:value="3729.99">
            <text:p>3729,99</text:p>
          </table:table-cell>
          <table:table-cell office:value-type="string">
            <text:p>318 Finanzen</text:p>
          </table:table-cell>
          <table:table-cell office:value-type="string">
            <text:p>Zinsen 1. Quartal 2025</text:p>
          </table:table-cell>
        </table:table-row>
        <table:table-row table:style-name="ro3">
          <table:table-cell/>
          <table:table-cell office:value-type="string">
            <text:p>30.04.2025</text:p>
          </table:table-cell>
          <table:table-cell office:value-type="string">
            <text:p>2025-03-1-105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05.2025</text:p>
          </table:table-cell>
          <table:table-cell office:value-type="string">
            <text:p>2025-04-111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06.2025</text:p>
          </table:table-cell>
          <table:table-cell office:value-type="string">
            <text:p>2025-251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06.2025</text:p>
          </table:table-cell>
          <table:table-cell office:value-type="string">
            <text:p>2025-6</text:p>
          </table:table-cell>
          <table:table-cell/>
          <table:table-cell office:value-type="float" office:value="3671.36">
            <text:p>3671,36</text:p>
          </table:table-cell>
          <table:table-cell office:value-type="string">
            <text:p>318 Finanzen</text:p>
          </table:table-cell>
          <table:table-cell office:value-type="string">
            <text:p>Zinsen 2. Quartal 2025</text:p>
          </table:table-cell>
        </table:table-row>
        <table:table-row table:style-name="ro3">
          <table:table-cell/>
          <table:table-cell office:value-type="string">
            <text:p>30.07.2025</text:p>
          </table:table-cell>
          <table:table-cell office:value-type="string">
            <text:p>2025-350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29.08.2025</text:p>
          </table:table-cell>
          <table:table-cell office:value-type="string">
            <text:p>2025-474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09.2025</text:p>
          </table:table-cell>
          <table:table-cell office:value-type="string">
            <text:p>2025-620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09.2025</text:p>
          </table:table-cell>
          <table:table-cell office:value-type="string">
            <text:p>2025-09</text:p>
          </table:table-cell>
          <table:table-cell/>
          <table:table-cell office:value-type="float" office:value="3612.13">
            <text:p>3612,13</text:p>
          </table:table-cell>
          <table:table-cell office:value-type="string">
            <text:p>318 Finanzen</text:p>
          </table:table-cell>
          <table:table-cell office:value-type="string">
            <text:p>Zinsen 3. Quartal 2025</text:p>
          </table:table-cell>
        </table:table-row>
        <table:table-row table:style-name="ro3">
          <table:table-cell/>
          <table:table-cell office:value-type="string">
            <text:p>30.10.2025</text:p>
          </table:table-cell>
          <table:table-cell office:value-type="string">
            <text:p>2025-725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28.11.2025</text:p>
          </table:table-cell>
          <table:table-cell office:value-type="string">
            <text:p>2025-837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11.12.2025</text:p>
          </table:table-cell>
          <table:table-cell office:value-type="string">
            <text:p>2025-927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318 Finanzen</text:p>
          </table:table-cell>
          <table:table-cell office:value-type="string">
            <text:p>FEG ESCHWEILER · Sonderspende fur Tilgung SecureGo plus</text:p>
          </table:table-cell>
        </table:table-row>
        <table:table-row table:style-name="ro3">
          <table:table-cell/>
          <table:table-cell office:value-type="string">
            <text:p>30.12.2025</text:p>
          </table:table-cell>
          <table:table-cell office:value-type="string">
            <text:p>2025-994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318 Finanzen</text:p>
          </table:table-cell>
          <table:table-cell office:value-type="string">
            <text:p>Teilzahlung Darlehen · IBAN DE95452604750009269721</text:p>
          </table:table-cell>
        </table:table-row>
        <table:table-row table:style-name="ro3">
          <table:table-cell/>
          <table:table-cell office:value-type="string">
            <text:p>30.12.2025</text:p>
          </table:table-cell>
          <table:table-cell office:value-type="string">
            <text:p>2025-12</text:p>
          </table:table-cell>
          <table:table-cell/>
          <table:table-cell office:value-type="float" office:value="3551.21">
            <text:p>3551,21</text:p>
          </table:table-cell>
          <table:table-cell office:value-type="string">
            <text:p>318 Finanzen</text:p>
          </table:table-cell>
          <table:table-cell office:value-type="string">
            <text:p>Zinsen 4. Quartal 2025</text:p>
          </table:table-cell>
        </table:table-row>
        <table:table-row table:style-name="ro3">
          <table:table-cell table:number-columns-repeated="3"/>
          <table:table-cell table:formula="of:=SUM([.D6:.D21])" office:value-type="float" office:value="38300">
            <text:p>38300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Konto: 004 Darlehenskonto SKB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tand: 29.01.2026, 06:57:29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Mandant: Eschweiler - 2025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Währung: EUR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9">29.01.2026</text:date>, <text:time>19:4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nahmen" style:display-name="PageStyle_Einnah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" style:display-name="PageStyle_Ausgab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_20_Kuchendiagramm" style:display-name="PageStyle_Ausgaben Kuchen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wicklung" style:display-name="PageStyle_Entwickl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25" style:display-name="PageStyle_Budget 20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29T19:48:46.83</dc:date>
    <dc:creator>Achim Mertens</dc:creator>
    <meta:generator>OpenOffice/4.1.16$Win32 OpenOffice.org_project/4116m3$Build-9816</meta:generator>
    <meta:editing-duration>P1DT20H46M30S</meta:editing-duration>
    <meta:editing-cycles>6</meta:editing-cycles>
    <meta:document-statistic meta:table-count="6" meta:cell-count="694" meta:object-count="0"/>
  </office:meta>
</office:document-meta>
</file>